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09cm" svg:height="4.308cm" draw:transform="rotate (-1.55264490257416) translate (7.19670592602908cm 2.81730571004518cm)" svg:viewBox="0 0 6091 4309" svg:d="M472 4075c754-89 2156-110 2968-82 809 26 1056 182 1660 291 603 108 1140-111 953-1138-188-1025-277-2638-280-2797-4-159-834-541-815-232 17 309 100 1299 179 1844 78 545 280 1225 155 1576-91 261-172 134-1076-48s-3628-139-4136-113c-201 8-7 730 392 699z">
          <text:p/>
        </draw:path>
        <draw:path draw:style-name="gr1" draw:text-style-name="P1" draw:layer="layout" svg:width="1.172cm" svg:height="3.565cm" draw:transform="rotate (-1.55194677087336) translate (6.9603868828996cm 4.6315312542461cm)" svg:viewBox="0 0 1173 3566" svg:d="M1172 3413c-76-195-226-738-285-1202-58-465-105-1598-76-1832 28-234-820-533-811-287 17 460 68 1493 186 2230 117 738 109 725 219 1143 54 205 805 49 767-52z">
          <text:p/>
        </draw:path>
        <draw:path draw:style-name="gr1" draw:text-style-name="P1" draw:layer="layout" svg:width="0.903cm" svg:height="0.661cm" draw:transform="rotate (-2.15757602131539) translate (7.5426577737704cm 7.9336151038324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7.2274578120657cm 4.7907947751292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4.14662447873239cm 5.204961441795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1.169cm" svg:height="4.552cm" draw:transform="skewX (0.0015707963267949) rotate (-1.55247036964896) translate (7.2788581959639cm 2.0243792188622cm)" svg:viewBox="0 0 1170 4553" svg:d="M1169 4458c-78-342-272-1114-339-1883-66-768-31-2016-15-2223 6-108-812-511-815-283-2 227 16 1642 105 2464s184 1368 281 1917c22 173 807 95 783 8z">
          <text:p/>
        </draw:path>
        <draw:path draw:style-name="gr1" draw:text-style-name="P1" draw:layer="layout" svg:width="0.902cm" svg:height="0.661cm" draw:transform="rotate (-2.15687788961459) translate (3.9566244787324cm 3.000794775129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122173047639602) rotate (-2.15687788961459) translate (7.5556401432275cm 2.182688890543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rotate (-2.15687788961459) translate (3.405791145399cm 2.61162810846249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21:29:01.124000000</dc:date>
    <meta:editing-duration>PT2M58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